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3556in" fo:margin-left="-0.0938in" table:align="left" style:writing-mode="lr-tb"/>
    </style:style>
    <style:style style:name="Table1.A" style:family="table-column">
      <style:table-column-properties style:column-width="1.5792in"/>
    </style:style>
    <style:style style:name="Table1.D" style:family="table-column">
      <style:table-column-properties style:column-width="1.6181in"/>
    </style:style>
    <style:style style:name="Table1.1" style:family="table-row">
      <style:table-row-properties style:min-row-height="0.516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6056in" fo:keep-together="always"/>
    </style:style>
    <style:style style:name="Table1.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3" style:family="table-row">
      <style:table-row-properties style:min-row-height="0.341in" fo:keep-together="always"/>
    </style:style>
    <style:style style:name="P1" style:family="paragraph" style:parent-style-name="Standard">
      <style:text-properties style:font-name="Garamond" style:text-underline-style="solid" style:text-underline-width="auto" style:text-underline-color="font-color" fo:font-weight="bold" style:font-weight-asian="bold" style:font-name-complex="Garamond" style:font-weight-complex="bold"/>
    </style:style>
    <style:style style:name="P2" style:family="paragraph" style:parent-style-name="Standard">
      <style:text-properties style:font-name="Garamond" fo:language="en" fo:country="US" style:text-underline-style="solid" style:text-underline-width="auto" style:text-underline-color="font-color" fo:font-weight="bold" style:language-asian="en" style:country-asian="US" style:font-weight-asian="bold" style:font-name-complex="Garamond" style:font-weight-complex="bold"/>
    </style:style>
    <style:style style:name="P3" style:family="paragraph" style:parent-style-name="Standard">
      <style:text-properties style:font-name="Garamond" style:font-name-complex="Garamond"/>
    </style:style>
    <style:style style:name="P4" style:family="paragraph" style:parent-style-name="Standard" style:list-style-name="WW8Num2">
      <style:paragraph-properties fo:line-height="150%"/>
      <style:text-properties style:font-name="Garamond" style:font-name-complex="Garamond"/>
    </style:style>
    <style:style style:name="P5" style:family="paragraph" style:parent-style-name="Standard">
      <style:paragraph-properties fo:line-height="150%"/>
      <style:text-properties style:font-name="Garamond" style:font-name-complex="Garamond" style:font-weight-complex="bold"/>
    </style:style>
    <style:style style:name="P6" style:family="paragraph" style:parent-style-name="Standard">
      <style:paragraph-properties style:snap-to-layout-grid="false"/>
      <style:text-properties style:font-name="Garamond" style:font-name-complex="Garamond"/>
    </style:style>
    <style:style style:name="P7" style:family="paragraph" style:parent-style-name="Standard">
      <style:paragraph-properties fo:text-align="justify" style:justify-single-word="false"/>
      <style:text-properties style:font-name="Garamond" style:font-name-complex="Arial" style:font-weight-complex="bold"/>
    </style:style>
    <style:style style:name="P8" style:family="paragraph" style:parent-style-name="Standard" style:list-style-name="WW8Num3">
      <style:paragraph-properties fo:text-align="justify" style:justify-single-word="false"/>
      <style:text-properties style:font-name="Garamond" style:font-name-complex="Arial" style:font-weight-complex="bold"/>
    </style:style>
    <style:style style:name="P9" style:family="paragraph" style:parent-style-name="Standard">
      <style:paragraph-properties fo:line-height="150%"/>
      <style:text-properties style:font-name="Garamond" style:font-name-complex="Arial" style:font-weight-complex="bold"/>
    </style:style>
    <style:style style:name="P10" style:family="paragraph" style:parent-style-name="Standard" style:list-style-name="WW8Num2">
      <style:paragraph-properties fo:line-height="150%"/>
      <style:text-properties style:font-name="Garamond" style:font-name-complex="Arial" style:font-weight-complex="bold"/>
    </style:style>
    <style:style style:name="P11" style:family="paragraph" style:parent-style-name="Standard" style:list-style-name="WW8Num2">
      <style:paragraph-properties fo:line-height="150%"/>
      <style:text-properties style:font-name="Garamond" fo:font-weight="bold" style:font-weight-asian="bold" style:font-name-complex="Arial" style:font-weight-complex="bold"/>
    </style:style>
    <style:style style:name="P12" style:family="paragraph" style:parent-style-name="Standard">
      <style:text-properties style:font-name="Garamond" fo:font-weight="bold" style:font-weight-asian="bold" style:font-name-complex="Garamond"/>
    </style:style>
    <style:style style:name="P13" style:family="paragraph" style:parent-style-name="Standard">
      <style:paragraph-properties style:snap-to-layout-grid="false"/>
      <style:text-properties style:font-name="Garamond" fo:font-weight="bold" style:font-weight-asian="bold" style:font-name-complex="Garamond"/>
    </style:style>
    <style:style style:name="P14" style:family="paragraph" style:parent-style-name="Standard">
      <style:paragraph-properties style:snap-to-layout-grid="false"/>
      <style:text-properties style:font-name="Garamond" fo:font-weight="bold" style:font-name-asian="Garamond" style:font-weight-asian="bold" style:font-name-complex="Garamond"/>
    </style:style>
    <style:style style:name="P15" style:family="paragraph" style:parent-style-name="Standard" style:list-style-name="WW8Num2">
      <style:paragraph-properties fo:line-height="150%"/>
      <style:text-properties style:font-name="Garamond" fo:language="en" fo:country="GB" fo:font-weight="bold" style:font-weight-asian="bold" style:font-name-complex="Garamond"/>
    </style:style>
    <style:style style:name="P16" style:family="paragraph" style:parent-style-name="Standard">
      <style:text-properties style:font-name="Garamond" fo:font-size="14pt" style:text-underline-style="solid" style:text-underline-width="auto" style:text-underline-color="font-color" style:font-size-asian="14pt" style:font-name-complex="Garamond" style:font-size-complex="14pt"/>
    </style:style>
    <style:style style:name="P17" style:family="paragraph" style:parent-style-name="Standard">
      <style:paragraph-properties style:snap-to-layout-grid="false"/>
      <style:text-properties style:font-name="Garamond" style:font-name-asian="Garamond" style:font-name-complex="Garamond"/>
    </style:style>
    <style:style style:name="P18" style:family="paragraph" style:parent-style-name="Standard" style:list-style-name="WW8Num3">
      <style:paragraph-properties fo:text-align="justify" style:justify-single-word="false"/>
    </style:style>
    <style:style style:name="P19" style:family="paragraph" style:parent-style-name="Standard" style:list-style-name="WW8Num2">
      <style:paragraph-properties fo:line-height="150%"/>
    </style:style>
    <style:style style:name="P20" style:family="paragraph" style:parent-style-name="Standard">
      <style:paragraph-properties fo:line-height="150%">
        <style:tab-stops>
          <style:tab-stop style:position="0.25in"/>
        </style:tab-stops>
      </style:paragraph-properties>
      <style:text-properties style:text-underline-style="solid" style:text-underline-type="double" style:text-underline-width="auto" style:text-underline-color="font-color" style:font-weight-complex="bold"/>
    </style:style>
    <style:style style:name="P21" style:family="paragraph" style:parent-style-name="Standard">
      <style:paragraph-properties fo:line-height="150%" fo:text-align="center" style:justify-single-word="false">
        <style:tab-stops>
          <style:tab-stop style:position="0.25in"/>
        </style:tab-stops>
      </style:paragraph-properties>
      <style:text-properties style:text-underline-style="solid" style:text-underline-type="double" style:text-underline-width="auto" style:text-underline-color="font-color" style:font-weight-complex="bold"/>
    </style:style>
    <style:style style:name="P22" style:family="paragraph" style:parent-style-name="Standard" style:list-style-name="WW8Num2">
      <style:paragraph-properties fo:line-height="150%"/>
      <style:text-properties officeooo:rsid="0012fd1b" officeooo:paragraph-rsid="0012fd1b"/>
    </style:style>
    <style:style style:name="P23" style:family="paragraph" style:parent-style-name="Standard">
      <style:paragraph-properties fo:margin-left="2.5in" fo:margin-right="0in" fo:text-indent="0.5in" style:auto-text-indent="false"/>
    </style:style>
    <style:style style:name="P24" style:family="paragraph" style:parent-style-name="Standard">
      <style:paragraph-properties fo:margin-left="0in" fo:margin-right="0in" fo:text-align="justify" style:justify-single-word="false" fo:text-indent="0.0417in" style:auto-text-indent="false"/>
      <style:text-properties style:font-name="Garamond" style:font-name-complex="Arial" style:font-weight-complex="bold"/>
    </style:style>
    <style:style style:name="P25" style:family="paragraph" style:parent-style-name="Standard">
      <style:paragraph-properties fo:margin-left="0.25in" fo:margin-right="0in" fo:line-height="150%" fo:text-indent="0in" style:auto-text-indent="false"/>
      <style:text-properties style:font-name="Garamond" style:font-name-complex="Arial" style:font-weight-complex="bold"/>
    </style:style>
    <style:style style:name="P26" style:family="paragraph" style:parent-style-name="Standard">
      <style:paragraph-properties fo:margin-left="0.75in" fo:margin-right="0in" fo:line-height="150%" fo:text-indent="0in" style:auto-text-indent="false"/>
      <style:text-properties style:font-name="Garamond" style:font-name-complex="Garamond"/>
    </style:style>
    <style:style style:name="P27" style:family="paragraph" style:parent-style-name="Standard">
      <style:paragraph-properties fo:margin-left="1.5835in" fo:margin-right="0in" fo:line-height="150%" fo:text-indent="0in" style:auto-text-indent="false"/>
      <style:text-properties style:font-name="Garamond" style:font-name-complex="Arial" style:font-weight-complex="bold"/>
    </style:style>
    <style:style style:name="P28" style:family="paragraph" style:parent-style-name="Standard" style:master-page-name="Standard">
      <style:paragraph-properties style:page-number="auto"/>
      <style:text-properties style:font-name="Garamond" fo:font-size="8pt" style:font-size-asian="8pt" style:font-name-complex="Garamond" style:font-size-complex="8pt"/>
    </style:style>
    <style:style style:name="P29" style:family="paragraph" style:parent-style-name="Heading_20_2">
      <style:paragraph-properties>
        <style:tab-stops>
          <style:tab-stop style:position="0in"/>
        </style:tab-stops>
      </style:paragraph-properties>
    </style:style>
    <style:style style:name="P30" style:family="paragraph" style:parent-style-name="Heading_20_2">
      <style:paragraph-properties>
        <style:tab-stops>
          <style:tab-stop style:position="0in"/>
        </style:tab-stops>
      </style:paragraph-properties>
      <style:text-properties fo:color="#000000" fo:font-size="13pt" style:text-underline-style="none" style:font-size-asian="13pt" style:font-size-complex="13pt"/>
    </style:style>
    <style:style style:name="P31" style:family="paragraph" style:parent-style-name="Heading_20_2">
      <style:paragraph-properties>
        <style:tab-stops>
          <style:tab-stop style:position="0in"/>
        </style:tab-stops>
      </style:paragraph-properties>
      <style:text-properties fo:color="#000000" fo:font-size="13pt" style:text-underline-style="solid" style:text-underline-type="double" style:text-underline-width="auto" style:text-underline-color="font-color" fo:font-weight="normal" style:font-size-asian="13pt" style:font-weight-asian="normal" style:font-size-complex="13pt"/>
    </style:style>
    <style:style style:name="P32" style:family="paragraph" style:parent-style-name="Body_20_Text_20_Indent_20_3">
      <style:paragraph-properties fo:margin-left="0in" fo:margin-right="0in" fo:text-indent="0in" style:auto-text-indent="false"/>
    </style:style>
    <style:style style:name="P33" style:family="paragraph" style:parent-style-name="Body_20_Text_20_Indent_20_3">
      <style:paragraph-properties fo:margin-left="0in" fo:margin-right="0in" fo:line-height="150%" fo:text-indent="0in" style:auto-text-indent="false"/>
    </style:style>
    <style:style style:name="P34" style:family="paragraph" style:parent-style-name="Body_20_Text_20_Indent_20_3">
      <style:paragraph-properties fo:margin-left="0in" fo:margin-right="0in" fo:text-indent="0in" style:auto-text-indent="false"/>
      <style:text-properties style:font-weight-complex="bold"/>
    </style:style>
    <style:style style:name="P35" style:family="paragraph" style:parent-style-name="Body_20_Text_20_Indent_20_3">
      <style:paragraph-properties fo:margin-left="1.5in" fo:margin-right="0in" fo:text-indent="-1.5in" style:auto-text-indent="false"/>
    </style:style>
    <style:style style:name="P36" style:family="paragraph" style:parent-style-name="Body_20_Text_20_Indent_20_3">
      <style:paragraph-properties fo:margin-left="2in" fo:margin-right="0in" fo:text-indent="0in" style:auto-text-indent="false"/>
    </style:style>
    <style:style style:name="P37" style:family="paragraph" style:parent-style-name="Header">
      <style:paragraph-properties fo:line-height="150%"/>
      <style:text-properties style:font-name="Garamond" fo:font-size="14pt" fo:language="en" fo:country="GB" style:text-underline-style="solid" style:text-underline-width="auto" style:text-underline-color="font-color" fo:font-weight="bold" style:font-size-asian="14pt" style:font-weight-asian="bold" style:font-name-complex="Garamond" style:font-size-complex="14pt"/>
    </style:style>
    <style:style style:name="P38" style:family="paragraph" style:parent-style-name="Header">
      <style:paragraph-properties fo:margin-left="2in" fo:margin-right="0in" fo:line-height="150%" fo:text-indent="-1in" style:auto-text-indent="false"/>
      <style:text-properties style:font-name="Garamond" style:font-name-complex="Garamond"/>
    </style:style>
    <style:style style:name="P39" style:family="paragraph" style:parent-style-name="Header">
      <style:paragraph-properties fo:margin-left="0.5in" fo:margin-right="0in" fo:line-height="150%" fo:text-indent="0.5in" style:auto-text-indent="false"/>
    </style:style>
    <style:style style:name="P40" style:family="paragraph" style:parent-style-name="Header">
      <style:paragraph-properties fo:margin-left="0.5in" fo:margin-right="0in" fo:line-height="150%" fo:text-indent="0.5in" style:auto-text-indent="false"/>
      <style:text-properties style:font-name="Garamond" style:font-name-complex="Garamond"/>
    </style:style>
    <style:style style:name="P41" style:family="paragraph" style:parent-style-name="Header">
      <style:paragraph-properties fo:margin-left="0.5in" fo:margin-right="0in" fo:line-height="150%" fo:text-indent="0.5in" style:auto-text-indent="false"/>
      <style:text-properties style:font-name="Garamond" fo:language="en" fo:country="GB" fo:font-weight="bold" style:font-weight-asian="bold" style:font-name-complex="Garamond"/>
    </style:style>
    <style:style style:name="P42" style:family="paragraph" style:parent-style-name="Header">
      <style:paragraph-properties fo:margin-left="1.5in" fo:margin-right="0in" fo:line-height="150%" fo:text-indent="0.5in" style:auto-text-indent="false"/>
    </style:style>
    <style:style style:name="P43" style:family="paragraph" style:parent-style-name="Header">
      <style:paragraph-properties fo:margin-left="2in" fo:margin-right="0in" fo:line-height="150%" fo:text-indent="0in" style:auto-text-indent="false"/>
    </style:style>
    <style:style style:name="P44" style:family="paragraph" style:parent-style-name="Colorful_20_List_20_-_20_Accent_20_11">
      <style:text-properties style:font-name="Garamond" style:font-name-complex="Arial" style:font-weight-complex="bold"/>
    </style:style>
    <style:style style:name="P45" style:family="paragraph">
      <style:paragraph-properties fo:text-align="center" style:writing-mode="lr-tb"/>
    </style:style>
    <style:style style:name="T1" style:family="text">
      <style:text-properties fo:font-weight="bold" style:font-weight-asian="bold"/>
    </style:style>
    <style:style style:name="T2" style:family="text">
      <style:text-properties style:font-name="Garamond" fo:font-weight="bold" style:font-weight-asian="bold" style:font-name-complex="Garamond"/>
    </style:style>
    <style:style style:name="T3" style:family="text">
      <style:text-properties style:font-name="Garamond" fo:font-weight="bold" style:font-weight-asian="bold" style:font-name-complex="Garamond" style:font-weight-complex="bold"/>
    </style:style>
    <style:style style:name="T4" style:family="text">
      <style:text-properties style:font-name="Garamond" fo:font-weight="bold" style:font-name-asian="Garamond" style:font-weight-asian="bold" style:font-name-complex="Garamond"/>
    </style:style>
    <style:style style:name="T5" style:family="text">
      <style:text-properties style:font-name="Garamond" fo:language="fr" fo:country="FR" fo:font-weight="bold" style:font-name-asian="Garamond" style:font-weight-asian="bold" style:font-name-complex="Garamond"/>
    </style:style>
    <style:style style:name="T6" style:family="text">
      <style:text-properties style:font-name="Garamond" fo:language="fr" fo:country="FR" fo:font-weight="bold" style:font-weight-asian="bold" style:font-name-complex="Garamond"/>
    </style:style>
    <style:style style:name="T7" style:family="text">
      <style:text-properties style:font-name="Garamond" fo:language="fr" fo:country="FR" style:font-name-complex="Garamond"/>
    </style:style>
    <style:style style:name="T8" style:family="text">
      <style:text-properties style:font-name="Garamond" style:font-name-complex="Garamond"/>
    </style:style>
    <style:style style:name="T9" style:family="text">
      <style:text-properties style:font-name="Garamond" fo:language="sv" fo:country="SE" style:font-name-complex="Garamond" style:font-weight-complex="bold"/>
    </style:style>
    <style:style style:name="T10" style:family="text">
      <style:text-properties style:font-name="Garamond" style:font-name-complex="Arial" style:font-weight-complex="bold"/>
    </style:style>
    <style:style style:name="T11" style:family="text">
      <style:text-properties style:font-name="Garamond" officeooo:rsid="0012fd1b" style:font-name-complex="Arial" style:font-weight-complex="bold"/>
    </style:style>
    <style:style style:name="T12" style:family="text">
      <style:text-properties style:font-name="Garamond" fo:language="en" fo:country="GB" fo:font-weight="bold" style:font-weight-asian="bold" style:font-name-complex="Garamond"/>
    </style:style>
    <style:style style:name="T13" style:family="text">
      <style:text-properties style:font-name="Garamond" style:font-name-asian="Garamond" style:font-name-complex="Garamond"/>
    </style:style>
    <style:style style:name="T14" style:family="text">
      <style:text-properties style:font-name="Garamond" fo:font-size="14pt" style:text-underline-style="solid" style:text-underline-width="auto" style:text-underline-color="font-color" style:font-size-asian="14pt" style:font-name-complex="Garamond" style:font-size-complex="14pt"/>
    </style:style>
    <style:style style:name="T15" style:family="text">
      <style:text-properties style:font-name="Garamond" style:text-underline-style="solid" style:text-underline-width="auto" style:text-underline-color="font-color" fo:font-weight="bold" style:font-weight-asian="bold" style:font-name-complex="Garamond" style:font-weight-complex="bold"/>
    </style:style>
    <style:style style:name="T16" style:family="text">
      <style:text-properties style:font-name-asian="Garamond"/>
    </style:style>
    <style:style style:name="T17" style:family="text">
      <style:text-properties style:font-name-asian="Garamond" style:font-weight-complex="bold"/>
    </style:style>
    <style:style style:name="T18" style:family="text">
      <style:text-properties style:font-weight-complex="bold"/>
    </style:style>
    <style:style style:name="T19" style:family="text">
      <style:text-properties fo:font-variant="small-caps" style:font-name="Garamond" fo:font-size="14pt" fo:font-weight="bold" style:font-size-asian="14pt" style:font-weight-asian="bold" style:font-name-complex="Garamond" style:font-size-complex="14pt" style:font-weight-complex="bold"/>
    </style:style>
    <style:style style:name="T20" style:family="text">
      <style:text-properties fo:color="#000000" style:font-name="Garamond" fo:language="fr" fo:country="FR" style:font-name-complex="Arial"/>
    </style:style>
    <style:style style:name="T21" style:family="text">
      <style:text-properties fo:color="#000000" fo:font-size="13pt" style:text-underline-style="solid" style:text-underline-type="double" style:text-underline-width="auto" style:text-underline-color="font-color" fo:font-weight="normal" style:font-size-asian="13pt" style:font-weight-asian="normal" style:font-size-complex="13pt"/>
    </style:style>
    <style:style style:name="T22" style:family="text">
      <style:text-properties style:text-underline-style="solid" style:text-underline-type="double" style:text-underline-width="auto" style:text-underline-color="font-color"/>
    </style:style>
    <style:style style:name="T23" style:family="text">
      <style:text-properties style:text-position="super 58%" style:font-weight-complex="bold"/>
    </style:style>
    <style:style style:name="T24" style:family="text">
      <style:text-properties officeooo:rsid="0012fd1b"/>
    </style:style>
    <style:style style:name="gr1" style:family="graphic">
      <style:graphic-properties draw:stroke="solid" svg:stroke-width="0.0626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ab/><text:tab/><text:tab/><text:tab/><text:tab/><text:tab/><text:tab/><text:tab/></text:p>
      <text:p text:style-name="P23"><text:span text:style-name="T5"><text:s text:c="9"/></text:span><text:span text:style-name="T6">Mobile:</text:span><text:span text:style-name="T7"> +91-</text:span><text:span text:style-name="T9">74113-67797</text:span></text:p>
      <text:p text:style-name="Standard"><text:span text:style-name="T19">Vishnu Vasan</text:span><text:span text:style-name="T3"><text:tab/><text:tab/><text:tab/><text:tab/> <text:s text:c="8"/></text:span><text:span text:style-name="T6">E-mail:</text:span><text:span text:style-name="T20"> vishnuvasan@zoho.com</text:span></text:p>
      <text:p text:style-name="P2"><draw:line text:anchor-type="char" draw:z-index="0" draw:name="Line 2" draw:style-name="gr1" draw:text-style-name="P45" svg:x1="-0.1244in" svg:y1="0.2429in" svg:x2="6.3756in" svg:y2="0.2429in"><text:p/></draw:line></text:p>
      <text:p text:style-name="P1"/>
      <text:p text:style-name="P3"/>
      <text:list xml:id="list2053700592321598945" text:style-name="WW8Num3">
        <text:list-item>
          <text:p text:style-name="P8"><text:span text:style-name="T24">4</text:span>+yrs of Experience in Different Phases of Automotive Embedded Product Development ranging from Software Development to Testing </text:p>
        </text:list-item>
      </text:list>
      <text:p text:style-name="P44"/>
      <text:list xml:id="list104252137419589" text:continue-numbering="true" text:style-name="WW8Num3">
        <text:list-item>
          <text:p text:style-name="P8">Good Development and Debugging Skills in Modeling environment like ASCET, MATLAB, Simulink, State Flow , LogiCAD and SciLab</text:p>
        </text:list-item>
      </text:list>
      <text:p text:style-name="P24"/>
      <text:list xml:id="list104252250246893" text:continue-numbering="true" text:style-name="WW8Num3">
        <text:list-item>
          <text:p text:style-name="P18"><text:span text:style-name="T10">Extensive Working Experience in Software Development (Modeling) ,Script Development, Tool Development and </text:span><text:span text:style-name="T11">D</text:span><text:span text:style-name="T10">ifferent Testing Techniques</text:span></text:p>
        </text:list-item>
      </text:list>
      <text:p text:style-name="P44"/>
      <text:list xml:id="list104253545680461" text:continue-numbering="true" text:style-name="WW8Num3">
        <text:list-item>
          <text:p text:style-name="P8">Hands-on Experience in Tool Development for better Efficiency</text:p>
        </text:list-item>
      </text:list>
      <text:p text:style-name="P7"/>
      <text:list xml:id="list104253234402085" text:continue-numbering="true" text:style-name="WW8Num3">
        <text:list-item>
          <text:p text:style-name="P8">Ability to quickly grasp the Functionality of system under Development/Test and adapting to changes easily</text:p>
        </text:list-item>
      </text:list>
      <text:p text:style-name="Standard"/>
      <text:list xml:id="list6170878551920988388" text:style-name="WW8Num1">
        <text:list-item>
          <text:list>
            <text:list-item>
              <text:h text:style-name="P29" text:outline-level="2"/>
            </text:list-item>
            <text:list-item>
              <text:h text:style-name="P29" text:outline-level="2">Professional Experience</text:h>
            </text:list-item>
          </text:list>
        </text:list-item>
      </text:list>
      <text:p text:style-name="P33"/>
      <text:list xml:id="list104251948368082" text:continue-numbering="true" text:style-name="WW8Num1">
        <text:list-item>
          <text:list>
            <text:list-item>
              <text:h text:style-name="P30" text:outline-level="2">Lead Engineer - Mercedes-Benz Research and Development India, Bangalore</text:h>
            </text:list-item>
            <text:list-item>
              <text:h text:style-name="P31" text:outline-level="2">Sep 13 to Till Date</text:h>
            </text:list-item>
          </text:list>
        </text:list-item>
      </text:list>
      <text:p text:style-name="P20"/>
      <text:list xml:id="list1160481539945673428" text:style-name="WW8Num2">
        <text:list-item>
          <text:p text:style-name="P19"><text:span text:style-name="T10">Tools - Matlab/Simulink/Target Link, VB, dSPACE HIL, PROVETech TA , INCA &amp; Track+</text:span></text:p>
        </text:list-item>
        <text:list-item>
          <text:p text:style-name="P10">AGK Exhaust Sensors Integration in the Engine Plant Model</text:p>
        </text:list-item>
        <text:list-item>
          <text:p text:style-name="P10">Analysis, Design, Development and Integration of the Exhaust Sensors in Engine Model</text:p>
        </text:list-item>
        <text:list-item>
          <text:p text:style-name="P19"><text:span text:style-name="T10">Writing SDD/Integration document and capture the delta changes into the model for the back </text:span><text:span text:style-name="T11">trace-ability</text:span></text:p>
        </text:list-item>
        <text:list-item>
          <text:p text:style-name="P10">Involved in Development of Real Time Scripts in VB Based Language for Testing the ECU Software/HIL Model Signals</text:p>
        </text:list-item>
        <text:list-item>
          <text:p text:style-name="P19"><text:soft-page-break/><text:span text:style-name="T10">Developed Independent Wrappers/Functionalities for the HIL Environment based on <text:s/>ASAP3 and MCD3 Protocol using COM/.NET Interface</text:span></text:p>
        </text:list-item>
        <text:list-item>
          <text:p text:style-name="P19"><text:span text:style-name="T10">Developed the Real Time Scripts for the Idle Speed Target and Torque Coordination Tests from Scratch</text:span></text:p>
        </text:list-item>
        <text:list-item>
          <text:p text:style-name="P22"><text:span text:style-name="T10">Developed Configurable HTML Report Generator for Carrying out Tests</text:span></text:p>
        </text:list-item>
      </text:list>
      <text:p text:style-name="P25"/>
      <text:list xml:id="list104251861458158" text:continue-numbering="true" text:style-name="WW8Num2">
        <text:list-item>
          <text:p text:style-name="P11">Tools Developed:<text:tab/></text:p>
          <text:list>
            <text:list-item>
              <text:p text:style-name="P19"><text:span text:style-name="T12">Offline Parameterization Tool:</text:span></text:p>
            </text:list-item>
          </text:list>
        </text:list-item>
      </text:list>
      <text:p text:style-name="P38">Description<text:tab/>: Calibration Values are loaded in m file for a given model <text:s/></text:p>
      <text:p text:style-name="P38"><text:span text:style-name="T16"><text:s text:c="26"/></text:span>and imported in to workspace. To change the values based </text:p>
      <text:p text:style-name="P38"><text:span text:style-name="T16"><text:s text:c="26"/></text:span>on new DCM for better performance needs lot of manual </text:p>
      <text:p text:style-name="P38"><text:span text:style-name="T16"><text:s text:c="26"/></text:span>effort. So the m script is updated automatically with the </text:p>
      <text:p text:style-name="P38"><text:span text:style-name="T16"><text:s text:c="26"/></text:span>values from DCM.</text:p>
      <text:p text:style-name="P39"><text:span text:style-name="T8">Input<text:tab/><text:tab/>: M script with Calibration Values, DCM</text:span></text:p>
      <text:p text:style-name="P39"><text:span text:style-name="T8">Output<text:tab/><text:tab/>: New M script with Updated Values from DCM</text:span></text:p>
      <text:p text:style-name="P40">Languages <text:tab/>: Perl</text:p>
      <text:p text:style-name="P40">Standard<text:tab/>: NIL</text:p>
      <text:p text:style-name="P40">Creator<text:tab/><text:tab/>: Self</text:p>
      <text:p text:style-name="P26"/>
      <text:p text:style-name="P26"/>
      <text:list xml:id="list104254002146513" text:continue-numbering="true" text:style-name="WW8Num2">
        <text:list-item>
          <text:list>
            <text:list-item>
              <text:p text:style-name="P15">DCM Parser:</text:p>
            </text:list-item>
          </text:list>
        </text:list-item>
      </text:list>
      <text:p text:style-name="P39"><text:span text:style-name="T8">Description<text:tab/>: A Lightweight DCM Parser to read the different calibration</text:span></text:p>
      <text:p text:style-name="P40"><text:soft-page-break/><text:tab/><text:tab/> <text:s/>Values in the DCM</text:p>
      <text:p text:style-name="P40">Input<text:tab/><text:tab/>: DCM</text:p>
      <text:p text:style-name="P40">Output<text:tab/><text:tab/>: Based on APIs</text:p>
      <text:p text:style-name="P40">Languages <text:tab/>: Perl</text:p>
      <text:p text:style-name="P39"><text:span text:style-name="T8">Standard<text:tab/>: ASAM</text:span></text:p>
      <text:p text:style-name="P40">Creator<text:tab/><text:tab/>: Self</text:p>
      <text:p text:style-name="P41"/>
      <text:p text:style-name="P41"/>
      <text:p text:style-name="P41"/>
      <text:list xml:id="list104252291926175" text:continue-list="list104251948368082" text:style-name="WW8Num1">
        <text:list-item>
          <text:list>
            <text:list-item>
              <text:h text:style-name="P30" text:outline-level="2">Senior Software Engineer - Robert Bosch Engineering and Business Solutions, Coimbatore<text:tab/><text:tab/></text:h>
            </text:list-item>
            <text:list-item>
              <text:h text:style-name="P31" text:outline-level="2">Feb 11 to Sep 13</text:h>
            </text:list-item>
          </text:list>
        </text:list-item>
      </text:list>
      <text:p text:style-name="P21"/>
      <text:list xml:id="list104252086510312" text:continue-list="list104254002146513" text:style-name="WW8Num2">
        <text:list-item>
          <text:p text:style-name="P10">Tools - ASCET, MATLAB, Simulink, State Flow, Code Wright , INCA, Clear Quest ,Request One , FLOW5 , TPT/ECCo , RTRT/UTE17 , IRIS Lab Car ( Open Loop &amp; Closed Loop ) , SDOM , Nestor</text:p>
        </text:list-item>
        <text:list-item>
          <text:p text:style-name="P10">Customers - PSA/ Citroën, VW, RSA, BMW</text:p>
        </text:list-item>
        <text:list-item>
          <text:p text:style-name="P10">Involved in Development of Various Functions for Engine Control unit ( Glow Plug Actuator Test, Torque distribution/Reservation during Maximum Load, Idle Speed Control and Ignition Angle Control to avoid Knocking)</text:p>
        </text:list-item>
        <text:list-item>
          <text:p text:style-name="P10">Involved in Efficient State Flow/State Machine Design in both ASCET and MATLAB</text:p>
        </text:list-item>
        <text:list-item>
          <text:p text:style-name="P10">Involved in generating BOSCH specific code directly from MATLAB (Involved in TLC scripting for customizing MATLAB to generate BOSCH specific code. Also in converting BOSCH platform functions to MATLAB functions via Legacy Code Converter and Target Function Libraries )</text:p>
        </text:list-item>
        <text:list-item>
          <text:p text:style-name="P10">Involved in Exploring different possibilities of Efficient Model Sharing between different Customers /OEMs in AUTOSAR/NON AUTOSAR environments</text:p>
        </text:list-item>
        <text:list-item>
          <text:p text:style-name="P10"><text:soft-page-break/>Involved in Integration of Customer Specific AUTOSAR functions into ECU software and also developed necessary adapters for the interface of the functions</text:p>
        </text:list-item>
        <text:list-item>
          <text:p text:style-name="P10">Involved in Variant Specific Software Customization based on Software Architecture system constants and was involved in its optimization</text:p>
        </text:list-item>
        <text:list-item>
          <text:p text:style-name="P10">Involved in Different Efficient Measures/Tool Development for better Productivity</text:p>
        </text:list-item>
        <text:list-item>
          <text:p text:style-name="P10">Tools Developed :</text:p>
          <text:list>
            <text:list-item>
              <text:p text:style-name="P15">D2M Generator (Data to Model Generator):</text:p>
            </text:list-item>
          </text:list>
        </text:list-item>
      </text:list>
      <text:p text:style-name="P40">Description<text:tab/>: Creates ASCET Model (AUTOSAR /MSR) directly from </text:p>
      <text:p text:style-name="P42"><text:span text:style-name="T13"><text:s text:c="2"/></text:span><text:span text:style-name="T8">User Specified Inputs. <text:s/>This tool is predominantly created </text:span></text:p>
      <text:p text:style-name="P43"><text:span text:style-name="T13"><text:s text:c="2"/></text:span><text:span text:style-name="T8">For Generation of Adapters for both AUTOSAR and MSR <text:s text:c="2"/></text:span></text:p>
      <text:p text:style-name="P43"><text:span text:style-name="T13"><text:s text:c="2"/></text:span><text:span text:style-name="T8">Functions. Well Appreciated and First of its Kind in RB. </text:span></text:p>
      <text:p text:style-name="P43"><text:span text:style-name="T13"><text:s text:c="2"/></text:span><text:span text:style-name="T8">Very Flexible Tool and can be used for variety of tasks other <text:s text:c="2"/></text:span></text:p>
      <text:p text:style-name="P43"><text:span text:style-name="T13"><text:s text:c="2"/></text:span><text:span text:style-name="T8">Than Model Creation like Individual Variable Creation, <text:s text:c="2"/></text:span></text:p>
      <text:p text:style-name="P43"><text:span text:style-name="T13"><text:s text:c="2"/></text:span><text:span text:style-name="T8">Calibration Data Feed etc.</text:span></text:p>
      <text:p text:style-name="P40">Input<text:tab/><text:tab/>: DOCMISC/.XLS/.PDF/.TXT</text:p>
      <text:p text:style-name="P40">Output<text:tab/><text:tab/>: ASCET Model</text:p>
      <text:p text:style-name="P40">Languages <text:tab/>: Perl, C#, Ghost Script, Windows Shell</text:p>
      <text:p text:style-name="P40">Standard<text:tab/>: AUTOSAR, MSR</text:p>
      <text:p text:style-name="P40">Used in Phases<text:tab/>: Development</text:p>
      <text:p text:style-name="P40">Creator<text:tab/><text:tab/>: Self</text:p>
      <text:p text:style-name="P41"/>
      <text:p text:style-name="P41"><text:soft-page-break/></text:p>
      <text:list xml:id="list104253154850210" text:continue-numbering="true" text:style-name="WW8Num2">
        <text:list-item>
          <text:list>
            <text:list-item>
              <text:p text:style-name="P15">A2L Extractor:</text:p>
            </text:list-item>
          </text:list>
        </text:list-item>
      </text:list>
      <text:p text:style-name="P40">Description<text:tab/>: Extracts the User Specific Variable Information from A2L </text:p>
      <text:p text:style-name="P39"><text:span text:style-name="T13"><text:s text:c="2"/></text:span><text:span text:style-name="T8"><text:tab/><text:tab/> <text:s/>File and Represents in terms of Web Page <text:s/></text:span></text:p>
      <text:p text:style-name="P40">Input<text:tab/><text:tab/>: A2L File</text:p>
      <text:p text:style-name="P40"><text:tab/><text:tab/> <text:s/>Variables to be Extracted (Either Command Line /.XLS)</text:p>
      <text:p text:style-name="P40">Output<text:tab/><text:tab/>: HTML Page with Variable Specifications</text:p>
      <text:p text:style-name="P40">Languages <text:tab/>: Perl, HTML</text:p>
      <text:p text:style-name="P40">Standard<text:tab/>: ASAP</text:p>
      <text:p text:style-name="P40">Used in Phases<text:tab/>: Requirement Analysis and Test Case Generation.</text:p>
      <text:p text:style-name="P40">Creator<text:tab/><text:tab/>: Self</text:p>
      <text:p text:style-name="P40"/>
      <text:list xml:id="list104253372022567" text:continue-numbering="true" text:style-name="WW8Num2">
        <text:list-item>
          <text:list>
            <text:list-item>
              <text:p text:style-name="P15">E-HOOKS Generator: <text:tab/></text:p>
            </text:list-item>
          </text:list>
        </text:list-item>
      </text:list>
      <text:p text:style-name="P40">Description<text:tab/>: Creates Switches for Variables to enable Value Forcing <text:s text:c="11"/></text:p>
      <text:p text:style-name="P40">Input<text:tab/><text:tab/>: PAVAST File of the Function (Command Line)</text:p>
      <text:p text:style-name="P40">Output<text:tab/><text:tab/>: Configuration .INI File to be used for Integration</text:p>
      <text:p text:style-name="P40">Languages <text:tab/>: Perl</text:p>
      <text:p text:style-name="P40">Standard<text:tab/>: NIL</text:p>
      <text:p text:style-name="P40">Used in Phases<text:tab/>: Integration</text:p>
      <text:p text:style-name="P40">Creator<text:tab/><text:tab/>: Self</text:p>
      <text:list xml:id="list104253194932369" text:continue-list="list104252291926175" text:style-name="WW8Num1">
        <text:list-item>
          <text:list>
            <text:list-item>
              <text:h text:style-name="P30" text:outline-level="2"/>
            </text:list-item>
            <text:list-item>
              <text:h text:style-name="P30" text:outline-level="2">Embedded Engineer - AUTOMOTIVE INFOTRONICS</text:h>
            </text:list-item>
            <text:list-item>
              <text:h text:style-name="P30" text:outline-level="2">(A Joint Venture between Ashok Leyland &amp; Continental AG) R&amp;D Pvt. Ltd, Chennai</text:h>
            </text:list-item>
            <text:list-item>
              <text:h text:style-name="P31" text:outline-level="2">Mar 2010 to Feb 2011</text:h>
            </text:list-item>
          </text:list>
        </text:list-item>
      </text:list>
      <text:p text:style-name="P5"/>
      <text:list xml:id="list104253493688040" text:continue-list="list104253372022567" text:style-name="WW8Num2">
        <text:list-item>
          <text:p text:style-name="P19"><text:soft-page-break/><text:span text:style-name="T10">Tools - </text:span><text:span text:style-name="T8">LogiCAD, Gravis , CANlyzer , CANoe , VehicleSpy, Softune</text:span></text:p>
        </text:list-item>
        <text:list-item>
          <text:p text:style-name="P10">Customers – Continental AG , Ashok Leyland , Lindner</text:p>
        </text:list-item>
        <text:list-item>
          <text:p text:style-name="P15">ITS (Intelligent Tire System): <text:tab/></text:p>
          <text:list>
            <text:list-item>
              <text:p text:style-name="P10">Involved in Preparing System Requirement Specification, Traceability Matrix, Requirement Matrix for Intelligent Tire System Display Unit (ITS)</text:p>
            </text:list-item>
            <text:list-item>
              <text:p text:style-name="P10">Involved in implementation of <text:s/>Tire Configuration Computation Algorithm</text:p>
            </text:list-item>
            <text:list-item>
              <text:p text:style-name="P10">Involved in the Development of various Screens and the Integration of Screens with the Logical modules for ITS</text:p>
            </text:list-item>
          </text:list>
        </text:list-item>
        <text:list-item>
          <text:p text:style-name="P15">FVDP (Future Vehicle Development Plan) – Integration of BCU &amp; ML Cluster :</text:p>
          <text:list>
            <text:list-item>
              <text:p text:style-name="P10">Involved in Unit, Integration and System Testing of ML and BCU</text:p>
            </text:list-item>
            <text:list-item>
              <text:p text:style-name="P10">Identification of Test Scenarios and Test data based on the requirement Specified</text:p>
            </text:list-item>
            <text:list-item>
              <text:p text:style-name="P10">Preparing Test Cases, Test Summary Reports ,Weekly Status Reports and Defect Logs </text:p>
            </text:list-item>
            <text:list-item>
              <text:p text:style-name="P10">Active participation in Defect management and Bug Closure Scenarios</text:p>
            </text:list-item>
            <text:list-item>
              <text:p text:style-name="P4">Developed Tell Tale Module and Power On Self-Test</text:p>
            </text:list-item>
          </text:list>
        </text:list-item>
      </text:list>
      <text:p text:style-name="P16"/>
      <text:p text:style-name="P9">Languages<text:tab/><text:tab/>: Embedded C, VB</text:p>
      <text:p text:style-name="P9">Scripting Languages<text:tab/>: Perl, Python, Scala</text:p>
      <text:p text:style-name="P9">Tools <text:tab/><text:tab/><text:tab/>: ASCET, MATLAB, Simulink, State Flow, LogiCAD, Code Wright, <text:s/></text:p>
      <text:p text:style-name="P27">Softune, Gravis, CANoe, CANlyzer, VehicleSpy, SciLab, PROVETech<text:tab/><text:tab/><text:tab/><text:tab/> <text:s text:c="20"/></text:p>
      <text:p text:style-name="P9">OS<text:tab/><text:tab/><text:tab/>: Windows Suite, Linux Flavors, OS X</text:p>
      <text:p text:style-name="P37">Education</text:p>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13">Educational Qualification</text:p>
            <text:p text:style-name="P12"/>
          </table:table-cell>
          <table:table-cell table:style-name="Table1.A1" office:value-type="string">
            <text:p text:style-name="P13">Name of School/ College/ University.</text:p>
          </table:table-cell>
          <table:table-cell table:style-name="Table1.A1" office:value-type="string">
            <text:p text:style-name="P14"><text:s text:c="3"/></text:p>
            <text:p text:style-name="Standard"><text:span text:style-name="T4"><text:s text:c="5"/></text:span><text:span text:style-name="T2">Year of Passing</text:span></text:p>
          </table:table-cell>
          <table:table-cell table:style-name="Table1.D1" office:value-type="string">
            <text:p text:style-name="P13"/>
            <text:p text:style-name="Standard"><text:span text:style-name="T4"><text:s/></text:span><text:span text:style-name="T2">Percentage of Marks</text:span></text:p>
          </table:table-cell>
        </table:table-row>
        <table:table-row table:style-name="Table1.2">
          <table:table-cell table:style-name="Table1.A2" office:value-type="string">
            <text:p text:style-name="P6">B.E(Electronics &amp; Communication)</text:p>
          </table:table-cell>
          <table:table-cell table:style-name="Table1.A2" office:value-type="string">
            <text:p text:style-name="P6">Saranathan College Of Engineering, Trichy</text:p>
          </table:table-cell>
          <table:table-cell table:style-name="Table1.A2" office:value-type="string">
            <text:p text:style-name="P6"/>
            <text:p text:style-name="Standard"><text:span text:style-name="T13"><text:s text:c="7"/></text:span><text:span text:style-name="T8">April 2008</text:span></text:p>
          </table:table-cell>
          <table:table-cell table:style-name="Table1.D2" office:value-type="string">
            <text:p text:style-name="P17"><text:s text:c="8"/></text:p>
            <text:p text:style-name="Standard"><text:span text:style-name="T13"><text:s text:c="12"/></text:span><text:span text:style-name="T8">77</text:span></text:p>
          </table:table-cell>
        </table:table-row>
        <table:table-row table:style-name="Table1.3">
          <table:table-cell table:style-name="Table1.A2" office:value-type="string">
            <text:p text:style-name="P6">H.Sc ( TamilNadu State Board)</text:p>
            <text:p text:style-name="P3"/>
          </table:table-cell>
          <table:table-cell table:style-name="Table1.A2" office:value-type="string">
            <text:p text:style-name="P6">Maxwell Matric Hr. Sec School, Thanjavur</text:p>
          </table:table-cell>
          <table:table-cell table:style-name="Table1.A2" office:value-type="string">
            <text:p text:style-name="P6"/>
            <text:p text:style-name="Standard"><text:span text:style-name="T13"><text:s text:c="6"/></text:span><text:span text:style-name="T8">April 2004 </text:span></text:p>
          </table:table-cell>
          <table:table-cell table:style-name="Table1.D2" office:value-type="string">
            <text:p text:style-name="P6"/>
            <text:p text:style-name="Standard"><text:span text:style-name="T13"><text:s text:c="12"/></text:span><text:span text:style-name="T8">93</text:span></text:p>
          </table:table-cell>
        </table:table-row>
        <table:table-row table:style-name="Table1.3">
          <table:table-cell table:style-name="Table1.A2" office:value-type="string">
            <text:p text:style-name="P6">S.S.L.C (Matriculation Board)</text:p>
            <text:p text:style-name="P3"/>
          </table:table-cell>
          <table:table-cell table:style-name="Table1.A2" office:value-type="string">
            <text:p text:style-name="P6">Sri Srinivasa Matric Hr. Sec School, Orathanadu</text:p>
          </table:table-cell>
          <table:table-cell table:style-name="Table1.A2" office:value-type="string">
            <text:p text:style-name="P6"/>
            <text:p text:style-name="Standard"><text:span text:style-name="T13"><text:s text:c="6"/></text:span><text:span text:style-name="T8">April 2002</text:span></text:p>
          </table:table-cell>
          <table:table-cell table:style-name="Table1.D2" office:value-type="string">
            <text:p text:style-name="P6"/>
            <text:p text:style-name="Standard"><text:span text:style-name="T13"><text:s text:c="12"/></text:span><text:span text:style-name="T8">84</text:span></text:p>
          </table:table-cell>
        </table:table-row>
      </table:table>
      <text:p text:style-name="P32"/>
      <text:p text:style-name="P37">Personal Profile</text:p>
      <text:p text:style-name="P32"><text:span text:style-name="T1">Date of Birth &amp; Age<text:tab/><text:tab/>: </text:span><text:span text:style-name="T18">09</text:span><text:span text:style-name="T23">th</text:span><text:span text:style-name="T18"> November 1987, 27 Yrs.</text:span></text:p>
      <text:p text:style-name="P34"/>
      <text:p text:style-name="P32"><text:span text:style-name="T1">Gender<text:tab/><text:tab/><text:tab/>: </text:span><text:span text:style-name="T18">Male</text:span></text:p>
      <text:p text:style-name="P34"/>
      <text:p text:style-name="P32"><text:span text:style-name="T1">Language Proficiency<text:tab/>: </text:span><text:span text:style-name="T18">English, Tamil</text:span></text:p>
      <text:p text:style-name="P34"/>
      <text:p text:style-name="P35"><text:span text:style-name="T1">Address<text:tab/><text:tab/>: </text:span><text:span text:style-name="T18">B-10, New Housing Unit, Mannargudi, </text:span></text:p>
      <text:p text:style-name="P36"><text:span text:style-name="T17"><text:s text:c="2"/></text:span><text:span text:style-name="T18">Thiruvarur(Dist.),Tamil Nad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Tahoma" style:font-family-complex="Tahoma" style:font-family-generic-complex="swiss" style:font-pitch-complex="variable"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keep-with-next="always"/>
      <style:text-properties style:font-name="Garamond" fo:font-family="Garamond" style:font-family-generic="roman" style:font-pitch="variable" fo:font-size="14pt" style:text-underline-style="solid" style:text-underline-width="auto" style:text-underline-color="font-color" fo:font-weight="bold" style:font-size-asian="14pt" style:font-weight-asian="bold" style:font-name-complex="Garamond" style:font-family-complex="Garamond" style:font-family-generic-complex="roman" style:font-pitch-complex="variable" style:font-weight-complex="bold"/>
    </style:style>
    <style:style style:name="Heading_20_2" style:display-name="Heading 2" style:family="paragraph" style:parent-style-name="Standard" style:next-style-name="Standard" style:default-outline-level="2" style:list-style-name="WW8Num1" style:class="text">
      <style:paragraph-properties fo:text-align="justify" style:justify-single-word="false" fo:keep-with-next="always"/>
      <style:text-properties style:font-name="Garamond" fo:font-family="Garamond" style:font-family-generic="roman" style:font-pitch="variable" fo:font-size="14pt" style:text-underline-style="solid" style:text-underline-width="auto" style:text-underline-color="font-color" fo:font-weight="bold" style:font-size-asian="14pt" style:font-weight-asian="bold" style:font-name-complex="Garamond" style:font-family-complex="Garamond" style:font-family-generic-complex="roman" style:font-pitch-complex="variable" style:font-weight-complex="bold"/>
    </style:style>
    <style:style style:name="Heading_20_3" style:display-name="Heading 3" style:family="paragraph" style:parent-style-name="Standard" style:next-style-name="Standard" style:default-outline-level="3" style:list-style-name="WW8Num1" style:class="text">
      <style:paragraph-properties fo:keep-with-next="always"/>
      <style:text-properties style:font-size-complex="10pt"/>
    </style:style>
    <style:style style:name="Text_20_body_20_indent" style:display-name="Text body indent" style:family="paragraph" style:parent-style-name="Standard" style:class="text">
      <style:paragraph-properties fo:margin-left="0in" fo:margin-right="0in" fo:text-indent="0.5in" style:auto-text-indent="false"/>
    </style:style>
    <style:style style:name="Body_20_Text_20_Indent_20_2" style:display-name="Body Text Indent 2" style:family="paragraph" style:parent-style-name="Standard">
      <style:paragraph-properties fo:margin-left="0.5in" fo:margin-right="0in" fo:text-align="justify" style:justify-single-word="false" fo:text-indent="0.998in" style:auto-text-indent="false"/>
      <style:text-properties style:font-name="Garamond" fo:font-family="Garamond" style:font-family-generic="roman" style:font-pitch="variable" style:font-name-complex="Garamond" style:font-family-complex="Garamond" style:font-family-generic-complex="roman" style:font-pitch-complex="variable" style:font-size-complex="14pt"/>
    </style:style>
    <style:style style:name="Body_20_Text_20_Indent_20_3" style:display-name="Body Text Indent 3" style:family="paragraph" style:parent-style-name="Standard">
      <style:paragraph-properties fo:margin-left="0.5in" fo:margin-right="0in" fo:text-align="justify" style:justify-single-word="false" fo:text-indent="1in" style:auto-text-indent="false"/>
      <style:text-properties style:font-name="Garamond" fo:font-family="Garamond" style:font-family-generic="roman" style:font-pitch="variable" style:font-name-complex="Garamond" style:font-family-complex="Garamond" style:font-family-generic-complex="roman" style:font-pitch-complex="variable"/>
    </style:style>
    <style:style style:name="Header" style:family="paragraph" style:parent-style-name="Standard" style:class="extra"/>
    <style:style style:name="_38_4_20_exh_20_subtitle" style:display-name="84 exh subtitle" style:family="paragraph" style:parent-style-name="Standard" style:next-style-name="Standard">
      <style:paragraph-properties fo:margin-top="0.0693in" fo:margin-bottom="0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lorful_20_List_20_-_20_Accent_20_11" style:display-name="Colorful List - Accent 11"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fo:language="en" fo:country="GB"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Default_20_Paragraph_20_Font" style:display-name="WW-Default Paragraph Font" style:family="text"/>
    <style:style style:name="Absatz-Standardschriftart" style:family="text"/>
    <style:style style:name="WW-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fo:color="#808080"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har_20_Char" style:display-name="Char Char" style:family="text">
      <style:text-properties fo:font-size="12pt"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hnu Vasan</dc:title>
    <meta:initial-creator>Vishnu Vasan</meta:initial-creator>
    <meta:creation-date>2014-02-11T22:29:00</meta:creation-date>
    <dc:creator>_N0maD_</dc:creator>
    <dc:date>2014-02-12T18:32:00</dc:date>
    <meta:print-date>2112-12-31T12:30:00</meta:print-date>
    <meta:editing-cycles>4</meta:editing-cycles>
    <meta:editing-duration>PT1M</meta:editing-duration>
    <meta:generator>LibreOffice/4.2.2.1$Linux_x86 LibreOffice_project/eaab3ac20ba8549a7e129ef70ed2b55ecaa24b59</meta:generator>
    <meta:document-statistic meta:table-count="1" meta:image-count="0" meta:object-count="0" meta:page-count="7" meta:paragraph-count="128" meta:word-count="1032" meta:character-count="6858" meta:non-whitespace-character-count="5654"/>
  </office:meta>
</office:document-meta>
</file>